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/>
    <style:font-face style:name="monospace" svg:font-family="monospace"/>
    <style:font-face style:name="sans-serif" svg:font-family="sans-serif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fo:font-variant="normal" fo:text-transform="none" fo:color="#007f00" style:font-name="monospace" fo:font-size="9.75pt" fo:letter-spacing="normal" fo:font-style="italic" fo:font-weight="normal" style:font-weight-asian="normal" style:font-weight-complex="normal"/>
    </style:style>
    <style:style style:name="P4" style:family="paragraph" style:parent-style-name="Preformatted_20_Text">
      <style:paragraph-properties fo:margin-top="0in" fo:margin-bottom="0in" fo:text-align="start" style:justify-single-word="false" fo:orphans="2" fo:widows="2" fo:padding="0in" fo:border="none"/>
      <style:text-properties fo:font-variant="normal" fo:text-transform="none" fo:color="#000000" style:font-name="monospace" fo:font-size="9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fo:text-align="start" style:justify-single-word="false" fo:orphans="2" fo:widows="2" fo:padding="0in" fo:border="none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margin-top="0in" fo:margin-bottom="0in" fo:text-align="start" style:justify-single-word="false" fo:orphans="2" fo:widows="2" fo:padding="0in" fo:border="none"/>
      <style:text-properties fo:font-variant="normal" fo:text-transform="none" fo:color="#007f00" style:font-name="monospace" fo:font-size="9.75pt" fo:letter-spacing="normal" fo:font-style="italic" fo:font-weight="normal"/>
    </style:style>
    <style:style style:name="P7" style:family="paragraph" style:parent-style-name="Text_20_body">
      <style:paragraph-properties fo:margin-top="0in" fo:margin-bottom="0in" style:line-height-at-least="0.1874in" fo:orphans="2" fo:widows="2" fo:background-color="#f9f9f9">
        <style:background-image/>
      </style:paragraph-properties>
      <style:text-properties fo:font-variant="normal" fo:text-transform="none" fo:color="#000000" fo:letter-spacing="normal"/>
    </style:style>
    <style:style style:name="P8" style:family="paragraph" style:parent-style-name="Default_7e_LT_7e_Gliederung_20_1"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letter-kerning="true" style:font-name-asian="Courier 10 Pitch" style:font-size-asian="12pt" style:font-style-asian="normal" style:font-weight-asian="normal" style:font-name-complex="Courier 10 Pitch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Preformatted_20_Text">
      <style:text-properties fo:font-variant="normal" fo:text-transform="none" fo:color="#000000" fo:letter-spacing="normal" fo:font-weight="bold" style:font-weight-asian="bold" style:font-weight-complex="bold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12" style:family="paragraph" style:parent-style-name="Preformatted_20_Text"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letter-kerning="true" style:font-name-asian="Courier 10 Pitch" style:font-size-asian="12pt" style:font-style-asian="normal" style:font-weight-asian="normal" style:font-name-complex="Courier 10 Pitch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Preformatted_20_Text">
      <style:paragraph-properties fo:margin-top="0in" fo:margin-bottom="0.1965in" fo:orphans="2" fo:widows="2"/>
      <style:text-properties fo:color="#000000"/>
    </style:style>
    <style:style style:name="P14" style:family="paragraph" style:parent-style-name="Preformatted_20_Text">
      <style:paragraph-properties fo:margin-top="0in" fo:margin-bottom="0in" style:line-height-at-least="0.1874in" fo:orphans="2" fo:widows="2" fo:background-color="#f9f9f9">
        <style:background-image/>
      </style:paragraph-properties>
      <style:text-properties fo:font-variant="normal" fo:text-transform="none" fo:color="#000000" fo:letter-spacing="normal"/>
    </style:style>
    <style:style style:name="P15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color="#0000ff"/>
    </style:style>
    <style:style style:name="T2" style:family="text">
      <style:text-properties fo:color="#7f0000"/>
    </style:style>
    <style:style style:name="T3" style:family="text">
      <style:text-properties style:font-name="sans-serif" fo:font-size="9.75pt" fo:font-style="normal" fo:font-weight="normal"/>
    </style:style>
    <style:style style:name="T4" style:family="text">
      <style:text-properties style:font-name="Times New Roman" fo:font-style="normal" fo:font-weight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normal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 Notes</text:p>
      <text:p text:style-name="P1"/>
      <text:p text:style-name="P2">Don't talk about giraffes unless you want to.</text:p>
      <text:p text:style-name="P2"/>
      <text:p text:style-name="P1">Overview</text:p>
      <text:p text:style-name="P1"/>
      <text:p text:style-name="P2">SETL is procedural yet can look very declarative.</text:p>
      <text:p text:style-name="P2">SETL is dynamically typed </text:p>
      <text:p text:style-name="P2"/>
      <text:p text:style-name="P2">Reflection:</text:p>
      <text:p text:style-name="P3">"Without reflection"</text:p>
      <text:p text:style-name="P4"><text:span text:style-name="T1">Door</text:span> open close</text:p>
      <text:p text:style-name="P5"><text:s/></text:p>
      <text:p text:style-name="P6">"With reflection"</text:p>
      <text:p text:style-name="P4">((<text:span text:style-name="T1">Smalltalk</text:span> at: <text:span text:style-name="T2">#Door</text:span>) perform: <text:span text:style-name="T2">#open</text:span>) perform: <text:span text:style-name="T2">#close</text:span></text:p>
      <text:p text:style-name="P2"/>
      <text:p text:style-name="P1">FIRST Set Construction Algorithm</text:p>
      <text:p text:style-name="P2"/>
      <text:p text:style-name="P2">These are the emphasized goals in each language's implementation of the algorithm.</text:p>
      <text:p text:style-name="P2">Say you wanted to go into details about the languages rather than throw a bunch of code at people.</text:p>
      <text:p text:style-name="P2"/>
      <text:p text:style-name="P1">SETL Grammar representation</text:p>
      <text:p text:style-name="P1"/>
      <text:list xml:id="list221885922" text:style-name="L1">
        <text:list-item>
          <text:p text:style-name="P15">This is the arithmetic grammar on p 586. </text:p>
        </text:list-item>
        <text:list-item>
          <text:p text:style-name="P15">b</text:p>
        </text:list-item>
        <text:list-item>
          <text:p text:style-name="P15">(b+b)</text:p>
        </text:list-item>
        <text:list-item>
          <text:p text:style-name="P15">(b+(b+b))</text:p>
        </text:list-item>
        <text:list-item>
          <text:p text:style-name="P15">Lambda is “”</text:p>
        </text:list-item>
        <text:list-item>
          <text:p text:style-name="P15">This is grammar is strong LL(1)</text:p>
        </text:list-item>
        <text:list-item>
          <text:p text:style-name="P15">I did the full LL parser generator for SETL only but it's too long to present</text:p>
        </text:list-item>
        <text:list-item>
          <text:p text:style-name="P15">The rules in P would be better represented in a tree, but we'll keep it simple</text:p>
        </text:list-item>
        <text:list-item>
          <text:p text:style-name="P15">SETL has objects/classes, but I want to de emphasize that, save it for Smalltalk</text:p>
        </text:list-item>
      </text:list>
      <text:p text:style-name="P2"/>
      <text:p text:style-name="P1">SETL Support Functions</text:p>
      <text:p text:style-name="P1"/>
      <text:p text:style-name="P8">could also be F1 := F := {[a,{a}] : a in Sigma};</text:p>
      <text:p text:style-name="P12"/>
      <text:p text:style-name="P11">data List (A : Set) : Set where</text:p>
      <text:p text:style-name="P10"><text:s text:c="2"/><text:span text:style-name="T4">[] <text:s text:c="2"/>: List A</text:span></text:p>
      <text:p text:style-name="P13"><text:span text:style-name="T5"><text:s text:c="2"/></text:span><text:span text:style-name="T6">_::_ : A -&gt; List A -&gt; List A</text:span></text:p>
      <text:p text:style-name="P9"><text:s/><text:span text:style-name="T3">filter : {A : Set} → (A → Bool) → List A → List A</text:span></text:p>
      <text:p text:style-name="P14"><text:s/><text:span text:style-name="T3">filter p [] = []</text:span></text:p>
      <text:p text:style-name="P14"><text:s/><text:span text:style-name="T3">filter p (x :: xs) with p x</text:span></text:p>
      <text:p text:style-name="P14"><text:s/><text:span text:style-name="T3">... | true <text:s/>= x :: filter p xs</text:span></text:p>
      <text:p text:style-name="P14"><text:s/><text:span text:style-name="T3">... | false = filter p xs</text:span></text:p>
      <text:p text:style-name="P14"><text:span text:style-name="T3"/></text:p>
      <text:p text:style-name="P14"><text:span text:style-name="T3">data Vec (A : Set) : Nat -&gt; Set where</text:span></text:p>
      <text:p text:style-name="P14"><text:span text:style-name="T3">[] : Vec A zero</text:span></text:p>
      <text:p text:style-name="P14"><text:soft-page-break/><text:span text:style-name="T3">_::_ : {n : Nat} -&gt; A -&gt; Vec A n -&gt; Vec A (suc n)</text:span></text:p>
      <text:p text:style-name="Text_20_body"><text:line-break/><text:span text:style-name="T7"> </text:span><text:span text:style-name="T8">filter : {A : Set}{n,m : Nat} → (A → Bool) → Vec A n → Vec A m</text:span></text:p>
      <text:p text:style-name="P14"><text:s/><text:span text:style-name="T3">filter p [] = []</text:span></text:p>
      <text:p text:style-name="P14"><text:s/><text:span text:style-name="T3">filter p (x :: xs) with p x</text:span></text:p>
      <text:p text:style-name="P14"><text:s/><text:span text:style-name="T3">... | true <text:s/>= x :: filter p xs</text:span></text:p>
      <text:p text:style-name="P7"><text:s/><text:span text:style-name="T3">... | false = filter p xs</text:span></text:p>
      <text:p text:style-name="P7"><text:span text:style-name="T3"/></text:p>
      <text:p text:style-name="P14"><text:span text:style-name="T3"><text:s/>record R : Set where</text:span></text:p>
      <text:p text:style-name="P14"><text:s text:c="2"/><text:span text:style-name="T3">field</text:span></text:p>
      <text:p text:style-name="P14"><text:s text:c="3"/>lhs<text:span text:style-name="T3"> : Nonterminal</text:span></text:p>
      <text:p text:style-name="P14"><text:s text:c="3"/>rhs<text:span text:style-name="T3"> : List Symbol</text:span></text:p>
      <text:p text:style-name="P14"><text:span text:style-name="T3"/></text:p>
      <text:p text:style-name="P14"><text:span text:style-name="T3">data Symbol : set where</text:span></text:p>
      <text:p text:style-name="P14"><text:span text:style-name="T3"><text:s text:c="2"/>t : Terminal → Symbol</text:span></text:p>
      <text:p text:style-name="P14"><text:span text:style-name="T3"><text:s text:c="2"/>n : Nonterminal → Symbol</text:span></text:p>
      <text:p text:style-name="P14"><text:span text:style-name="T3"/></text:p>
      <text:p text:style-name="P14"><text:span text:style-name="T3">data Terminal : Set where</text:span></text:p>
      <text:p text:style-name="P14"><text:span text:style-name="T3"><text:s text:c="2"/>term: String → Terminal</text:span></text:p>
      <text:p text:style-name="P14"><text:span text:style-name="T3"/></text:p>
      <text:p text:style-name="P14"><text:span text:style-name="T3">data Nonterminal : Set where</text:span></text:p>
      <text:p text:style-name="P14"><text:span text:style-name="T3"><text:s text:c="2"/>nterm : String → Terminal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Times New Roman" svg:font-family="'Times New Roman'"/>
    <style:font-face style:name="monospace" svg:font-family="monospace"/>
    <style:font-face style:name="sans-serif" svg:font-family="sans-serif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ps </meta:initial-creator>
    <meta:creation-date>2011-05-29T18:37:45</meta:creation-date>
    <dc:date>2011-05-31T06:28:36</dc:date>
    <dc:creator>Pops </dc:creator>
    <meta:editing-duration>PT1H28M51S</meta:editing-duration>
    <meta:editing-cycles>14</meta:editing-cycles>
    <meta:generator>LibreOffice/3.3$Linux LibreOffice_project/330m19$Build-202</meta:generator>
    <meta:document-statistic meta:table-count="0" meta:image-count="0" meta:object-count="0" meta:page-count="2" meta:paragraph-count="53" meta:word-count="357" meta:character-count="1656"/>
  </office:meta>
</office:document-meta>
</file>